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867cm"/>
    </style:style>
    <style:style style:name="gr3" style:family="graphic" style:parent-style-name="standard">
      <style:graphic-properties draw:fill="solid" draw:fill-color="#ffff99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7cm" fo:min-width="0.777cm"/>
    </style:style>
    <style:style style:name="gr5" style:family="graphic" style:parent-style-name="standard">
      <style:graphic-properties draw:fill="solid" draw:fill-color="#ffcc99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1.28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cm" fo:min-width="1.289cm"/>
    </style:style>
    <style:style style:name="gr8" style:family="graphic" style:parent-style-name="standard">
      <style:graphic-properties draw:fill="solid" draw:fill-color="#9999ff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45cm" fo:min-width="2.078cm"/>
    </style:style>
    <style:style style:name="gr10" style:family="graphic" style:parent-style-name="standard">
      <style:graphic-properties draw:stroke="none" svg:stroke-color="#000000" draw:fill="none" draw:fill-color="#ffffff" fo:min-height="1.0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rect draw:style-name="gr1" draw:text-style-name="P1" draw:layer="layout" svg:width="9cm" svg:height="24.5cm" svg:x="0.5cm" svg:y="0.75cm">
              <text:p/>
            </draw:rect>
            <draw:frame draw:style-name="gr2" draw:layer="layout" svg:width="4.3cm" svg:height="1.117cm" svg:x="0.5cm" svg:y="0.75cm">
              <draw:text-box>
                <text:p>paquet1</text:p>
              </draw:text-box>
            </draw:frame>
          </draw:g>
          <draw:g>
            <draw:rect draw:style-name="gr3" draw:text-style-name="P1" draw:layer="layout" svg:width="7cm" svg:height="10.9cm" svg:x="1.4cm" svg:y="2.05cm">
              <text:p/>
            </draw:rect>
            <draw:frame draw:style-name="gr4" draw:layer="layout" svg:width="2.936cm" svg:height="1.127cm" svg:x="1.4cm" svg:y="2.05cm">
              <draw:text-box>
                <text:p>module1</text:p>
              </draw:text-box>
            </draw:frame>
          </draw:g>
          <draw:g>
            <draw:rect draw:style-name="gr5" draw:text-style-name="P1" draw:layer="layout" svg:width="5cm" svg:height="1.661cm" svg:x="2.7cm" svg:y="3.45cm">
              <text:p/>
            </draw:rect>
            <draw:frame draw:style-name="gr6" draw:layer="layout" svg:width="3.543cm" svg:height="1.673cm" svg:x="2.7cm" svg:y="3.45cm">
              <draw:text-box>
                <text:p><text:s/>def f1() :</text:p>
                <text:p><text:tab/> x, y, z</text:p>
              </draw:text-box>
            </draw:frame>
          </draw:g>
          <draw:g>
            <draw:rect draw:style-name="gr5" draw:text-style-name="P1" draw:layer="layout" svg:width="5cm" svg:height="1.658cm" svg:x="2.699cm" svg:y="5.45cm">
              <text:p/>
            </draw:rect>
            <draw:frame draw:style-name="gr7" draw:layer="layout" svg:width="3.543cm" svg:height="1.673cm" svg:x="2.699cm" svg:y="5.45cm">
              <draw:text-box>
                <text:p><text:s/>def f2() :</text:p>
                <text:p><text:tab/> x, y, z</text:p>
              </draw:text-box>
            </draw:frame>
          </draw:g>
          <draw:g>
            <draw:rect draw:style-name="gr8" draw:text-style-name="P1" draw:layer="layout" svg:width="5cm" svg:height="3.4cm" svg:x="2.698cm" svg:y="7.45cm">
              <text:p/>
            </draw:rect>
            <draw:frame draw:style-name="gr9" draw:layer="layout" svg:width="5.105cm" svg:height="3.395cm" svg:x="2.698cm" svg:y="7.45cm">
              <draw:text-box>
                <text:p><text:s/>class A() :</text:p>
                <text:p><text:tab/> x, y, z</text:p>
                <text:p><text:tab/> def f(self) : </text:p>
                <text:p><text:tab/> <text:tab/>x, y, z</text:p>
              </draw:text-box>
            </draw:frame>
          </draw:g>
          <draw:frame draw:style-name="gr10" draw:layer="layout" svg:width="6.5cm" svg:height="1.3cm" svg:x="2.7cm" svg:y="11.35cm">
            <draw:text-box>
              <text:p><text:s/>x, y, z</text:p>
            </draw:text-box>
          </draw:frame>
          <draw:g>
            <draw:rect draw:style-name="gr3" draw:text-style-name="P1" draw:layer="layout" svg:width="7cm" svg:height="10.9cm" svg:x="1.399cm" svg:y="13.621cm">
              <text:p/>
            </draw:rect>
            <draw:frame draw:style-name="gr4" draw:layer="layout" svg:width="2.936cm" svg:height="1.127cm" svg:x="1.399cm" svg:y="13.621cm">
              <draw:text-box>
                <text:p>module2</text:p>
              </draw:text-box>
            </draw:frame>
          </draw:g>
          <draw:g>
            <draw:rect draw:style-name="gr5" draw:text-style-name="P1" draw:layer="layout" svg:width="5cm" svg:height="1.658cm" svg:x="2.699cm" svg:y="15.021cm">
              <text:p/>
            </draw:rect>
            <draw:frame draw:style-name="gr7" draw:layer="layout" svg:width="3.543cm" svg:height="1.673cm" svg:x="2.699cm" svg:y="15.021cm">
              <draw:text-box>
                <text:p><text:s/>def f1() :</text:p>
                <text:p><text:tab/> x, y, z</text:p>
              </draw:text-box>
            </draw:frame>
          </draw:g>
          <draw:g>
            <draw:rect draw:style-name="gr5" draw:text-style-name="P1" draw:layer="layout" svg:width="5cm" svg:height="1.658cm" svg:x="2.698cm" svg:y="17.021cm">
              <text:p/>
            </draw:rect>
            <draw:frame draw:style-name="gr7" draw:layer="layout" svg:width="3.543cm" svg:height="1.673cm" svg:x="2.698cm" svg:y="17.021cm">
              <draw:text-box>
                <text:p><text:s/>def f2() :</text:p>
                <text:p><text:tab/> x, y, z</text:p>
              </draw:text-box>
            </draw:frame>
          </draw:g>
          <draw:g>
            <draw:rect draw:style-name="gr8" draw:text-style-name="P1" draw:layer="layout" svg:width="5cm" svg:height="3.4cm" svg:x="2.697cm" svg:y="19.021cm">
              <text:p/>
            </draw:rect>
            <draw:frame draw:style-name="gr9" draw:layer="layout" svg:width="5.105cm" svg:height="3.395cm" svg:x="2.697cm" svg:y="19.021cm">
              <draw:text-box>
                <text:p><text:s/>class A() :</text:p>
                <text:p><text:tab/> x, y, z</text:p>
                <text:p><text:tab/> def f(self) : </text:p>
                <text:p><text:tab/> <text:tab/>x, y, z</text:p>
              </draw:text-box>
            </draw:frame>
          </draw:g>
          <draw:frame draw:style-name="gr10" draw:layer="layout" svg:width="6.5cm" svg:height="1.3cm" svg:x="2.699cm" svg:y="22.921cm">
            <draw:text-box>
              <text:p><text:s/>x, y, z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03T14:56:02</meta:creation-date>
    <dc:date>2013-07-03T15:20:39</dc:date>
    <meta:editing-duration>PT2M29S</meta:editing-duration>
    <meta:editing-cycles>3</meta:editing-cycles>
    <meta:generator>OpenOffice.org/3.4.1$Unix OpenOffice.org_project/341m1$Build-9593</meta:generator>
    <meta:document-statistic meta:object-count="30"/>
  </office:meta>
</office:document-meta>
</file>